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Elle recoit : un couple</text:p>
              </text:list-item>
              <text:list-item>
                <text:p>Elle retourne : la congruence (integer)</text:p>
              </text:list-item>
            </text:list>
          </draw:text-box>
        </draw:frame>
        <draw:frame draw:style-name="gr2" draw:layer="layout" svg:width="26.8cm" svg:height="3.095cm" svg:x="0.8cm" svg:y="12.2cm">
          <draw:text-box>
            <text:p>Couple.congru ⇒ Couple.value mod couple.modulo </text:p>
            <text:p>Couple.congru ⇒ couple.value * couple.congru mod couple.modulo</text:p>
            <text:p>Couple.congru ⇒ coupe.value * couple.congru mod couple.modulo</text:p>
            <text:p>----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= couple.puiss+1 ⇒ * {return couple.congru}</text:p>
              </text:list-item>
              <text:list-item>
                <text:p>I&lt; couple.puiss+1 ⇒ i:= i+1</text:p>
              </text:list-item>
            </text:list>
          </draw:text-box>
        </draw:frame>
        <draw:frame draw:style-name="gr2" draw:layer="layout" svg:width="23.8cm" svg:height="5.939cm" svg:x="2cm" svg:y="9.4cm">
          <draw:text-box>
            <text:p><text:span text:style-name="T1">Initialisation </text:span>:</text:p>
            <text:p>Couple.congru ⇒ couple.value mod couple.modulo</text:p>
            <text:p/>
            <text:p>While i &lt; couple.puiss+1 loop</text:p>
            <text:p><text:tab/>I++ ;</text:p>
            <text:p><text:tab/>Couple.congru ⇒ couple.value*couple.congru mod couple.modulo</text:p>
            <text:p>End loop 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8.072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</text:p>
            <text:p/>
            <text:list text:style-name="L1">
              <text:list-item>
                <text:p>Si i = couple.puiss</text:p>
                <text:list>
                  <text:list-item>
                    <text:p>On utilise une autre solution</text:p>
                  </text:list-item>
                </text:list>
              </text:list-item>
              <text:list-item>
                <text:p>Sinon</text:p>
                <text:list>
                  <text:list-item>
                    <text:p>On va au carré de tout ç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939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</text:list-header>
                    </text:list>
                  </text:list-item>
                </text:list>
                <text:p>i:=1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6T07:02:31.529786704</dc:date>
    <meta:editing-duration>PT1H23M54S</meta:editing-duration>
    <meta:editing-cycles>36</meta:editing-cycles>
    <meta:generator>LibreOffice/4.2.7.2$Linux_X86_64 LibreOffice_project/420m0$Build-2</meta:generator>
    <dc:creator>public </dc:creator>
    <meta:document-statistic meta:object-count="78"/>
  </office:meta>
</office:document-meta>
</file>